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3" style:family="graphic" style:parent-style-name="standard">
      <style:graphic-properties draw:stroke="solid" draw:fill="none" draw:fill-color="#ff42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4cm" svg:height="1.7cm" svg:x="8.2cm" svg:y="7cm">
          <text:p text:style-name="P1">fs/namespace.c/</text:p>
          <text:p text:style-name="P1">umount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8.4cm" svg:y="10.2cm">
          <text:p text:style-name="P1">do_umount(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4cm" svg:y1="8.8cm" svg:x2="10.4cm" svg:y2="10.4cm">
          <text:p/>
        </draw:line>
        <draw:custom-shape draw:style-name="gr1" draw:text-style-name="P2" draw:layer="layout" svg:width="4.4cm" svg:height="1.7cm" svg:x="5.001cm" svg:y="14.604cm">
          <text:p text:style-name="P1"><text:span text:style-name="T1">umount_tree(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11.598cm" svg:x2="7cm" svg:y2="14.7cm">
          <text:p/>
        </draw:line>
        <draw:custom-shape draw:style-name="gr3" draw:text-style-name="P1" draw:layer="layout" svg:width="18.901cm" svg:height="11.101cm" svg:x="1.099cm" svg:y="6.2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01cm" svg:y1="11.598cm" svg:x2="14.4cm" svg:y2="14.6cm">
          <text:p/>
        </draw:line>
        <draw:custom-shape draw:style-name="gr1" draw:text-style-name="P2" draw:layer="layout" svg:width="4.4cm" svg:height="1.7cm" svg:x="12.082cm" svg:y="14.604cm">
          <text:p text:style-name="P1"><text:span text:style-name="T1">namespace_unlock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0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4T18:49:03</meta:creation-date>
    <dc:date>2014-11-24T22:24:28.641306792</dc:date>
    <meta:editing-duration>PT2H2M20S</meta:editing-duration>
    <meta:editing-cycles>65</meta:editing-cycles>
    <meta:generator>LibreOffice/4.2.7.2$Linux_x86 LibreOffice_project/420m0$Build-2</meta:generator>
    <meta:document-statistic meta:object-count="8"/>
  </office:meta>
</office:document-meta>
</file>